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5 k</text:span><text:span text:style-name="T2">é</text:span><text:span text:style-name="T3">rd</text:span><text:span text:style-name="T4">é</text:span><text:span text:style-name="T5">s:</text:span><text:span text:style-name="T6"/></text:p>
      <text:p text:style-name="P1"><text:span text:style-name="T6">1. sz</text:span><text:span text:style-name="T7">í</text:span><text:span text:style-name="T8">nezze<text:s/></text:span><text:span text:style-name="T9">á</text:span><text:span text:style-name="T10">t a header-t</text:span></text:p>
      <text:p text:style-name="P1"><text:span text:style-name="T10">2. rakjon be m</text:span><text:span text:style-name="T11">é</text:span><text:span text:style-name="T12">g egy vissza gombot ak</text:span><text:span text:style-name="T13">á</text:span><text:span text:style-name="T14">rmelyik<text:s/></text:span><text:span text:style-name="T15">é</text:span><text:span text:style-name="T16">vfolyam szekci</text:span><text:span text:style-name="T17">ó</text:span><text:span text:style-name="T18">j</text:span><text:span text:style-name="T19">á</text:span><text:span text:style-name="T20">ba a f</text:span><text:span text:style-name="T21">őoldalon m</text:span><text:span text:style-name="T22">á</text:span><text:span text:style-name="T23">s n</text:span><text:span text:style-name="T24">é</text:span><text:span text:style-name="T25">vvel</text:span></text:p>
      <text:p text:style-name="P1"><text:span text:style-name="T25">3. sz</text:span><text:span text:style-name="T26">í</text:span><text:span text:style-name="T27">nezze<text:s/></text:span><text:span text:style-name="T28">á</text:span><text:span text:style-name="T29">t a subjectek h</text:span><text:span text:style-name="T30">á</text:span><text:span text:style-name="T31">tter</text:span><text:span text:style-name="T32">é</text:span><text:span text:style-name="T33">t a 11.<text:s/></text:span><text:span text:style-name="T34">é</text:span><text:span text:style-name="T35">vfolyamon bel</text:span><text:span text:style-name="T36">ü</text:span><text:span text:style-name="T37">l</text:span></text:p>
      <text:p text:style-name="P1"><text:span text:style-name="T37">4. sz</text:span><text:span text:style-name="T38">í</text:span><text:span text:style-name="T39">nezze<text:s/></text:span><text:span text:style-name="T40">á</text:span><text:span text:style-name="T41">t a sz</text:span><text:span text:style-name="T42">ö</text:span><text:span text:style-name="T43">veget az<text:s/></text:span><text:span text:style-name="T44">é</text:span><text:span text:style-name="T45">vfolyamokon bel</text:span><text:span text:style-name="T46">ü</text:span><text:span text:style-name="T47">l a k</text:span><text:span text:style-name="T48">é</text:span><text:span text:style-name="T49">pek alatt</text:span></text:p>
      <text:p text:style-name="P1"><text:span text:style-name="T49">5. v</text:span><text:span text:style-name="T50">á</text:span><text:span text:style-name="T51">ltoztasson a k</text:span><text:span text:style-name="T52">é</text:span><text:span text:style-name="T53">pek m</text:span><text:span text:style-name="T54">é</text:span><text:span text:style-name="T55">ret</text:span><text:span text:style-name="T56">é</text:span><text:span text:style-name="T57">n</text:span><text:span text:style-name="T5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